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Helvetica LT Std" svg:font-family="'Helvetica LT Std'" style:font-pitch="variable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17.967cm" fo:margin-left="0cm" fo:margin-right="0.499cm" style:page-number="auto" fo:break-before="page" table:align="margins"/>
    </style:style>
    <style:style style:name="Table1.A" style:family="table-column">
      <style:table-column-properties style:column-width="3.889cm" style:rel-column-width="2205*"/>
    </style:style>
    <style:style style:name="Table1.B" style:family="table-column">
      <style:table-column-properties style:column-width="3.916cm" style:rel-column-width="2220*"/>
    </style:style>
    <style:style style:name="Table1.C" style:family="table-column">
      <style:table-column-properties style:column-width="2.088cm" style:rel-column-width="1184*"/>
    </style:style>
    <style:style style:name="Table1.D" style:family="table-column">
      <style:table-column-properties style:column-width="1.707cm" style:rel-column-width="968*"/>
    </style:style>
    <style:style style:name="Table1.E" style:family="table-column">
      <style:table-column-properties style:column-width="1.602cm" style:rel-column-width="908*"/>
    </style:style>
    <style:style style:name="Table1.F" style:family="table-column">
      <style:table-column-properties style:column-width="4.764cm" style:rel-column-width="2701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.993cm" fo:margin-left="0cm" fo:margin-right="-0.026cm" fo:break-before="page" table:align="margins"/>
    </style:style>
    <style:style style:name="Table2.A" style:family="table-column">
      <style:table-column-properties style:column-width="3.889cm" style:rel-column-width="2205*"/>
    </style:style>
    <style:style style:name="Table2.B" style:family="table-column">
      <style:table-column-properties style:column-width="14.104cm" style:rel-column-width="7996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.127cm" fo:margin-top="0cm" fo:margin-bottom="0.349cm" loext:contextual-spacing="false" fo:line-height="135%" fo:text-indent="0cm" style:auto-text-indent="false" style:shadow="none"/>
    </style:style>
    <style:style style:name="P3" style:family="paragraph" style:parent-style-name="Standard">
      <style:text-properties style:font-name="Helvetica LT Std"/>
    </style:style>
    <style:style style:name="P4" style:family="paragraph" style:parent-style-name="Heading">
      <style:text-properties fo:color="#000000" style:font-name="Helvetica LT Std" fo:font-weight="bold" style:font-name-asian="Microsoft YaHei" style:font-name-complex="Mangal"/>
    </style:style>
    <style:style style:name="P5" style:family="paragraph" style:parent-style-name="Heading_20_2">
      <style:text-properties style:font-name="Helvetica LT Std"/>
    </style:style>
    <style:style style:name="P6" style:family="paragraph" style:parent-style-name="Heading_20_2">
      <style:text-properties style:font-name="Helvetica LT Std" officeooo:rsid="01050286" officeooo:paragraph-rsid="01050286"/>
    </style:style>
    <style:style style:name="P7" style:family="paragraph" style:parent-style-name="Heading_20_2">
      <style:paragraph-properties fo:margin-left="0.127cm" fo:margin-right="0.127cm" fo:margin-top="0.127cm" fo:margin-bottom="0.127cm" loext:contextual-spacing="false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style:font-name="Helvetica LT Std"/>
    </style:style>
    <style:style style:name="P8" style:family="paragraph" style:parent-style-name="Text_20_body">
      <style:paragraph-properties fo:margin-top="0cm" fo:margin-bottom="0.349cm" loext:contextual-spacing="false" fo:line-height="135%" style:shadow="none"/>
      <style:text-properties fo:color="#000000" style:font-name="Helvetica LT Std" fo:font-size="9pt" fo:font-weight="normal" style:font-size-asian="9pt" style:font-weight-asian="normal" style:font-size-complex="9pt" style:font-weight-complex="normal"/>
    </style:style>
    <style:style style:name="P9" style:family="paragraph" style:parent-style-name="Heading_20_3">
      <style:text-properties style:font-name="Helvetica LT Std"/>
    </style:style>
    <style:style style:name="P10" style:family="paragraph" style:parent-style-name="Heading_20_3">
      <style:text-properties style:font-name="Helvetica LT Std" officeooo:rsid="01041700" officeooo:paragraph-rsid="01041700"/>
    </style:style>
    <style:style style:name="P11" style:family="paragraph" style:parent-style-name="Heading_20_3">
      <style:text-properties officeooo:paragraph-rsid="01050286"/>
    </style:style>
    <style:style style:name="P12" style:family="paragraph" style:parent-style-name="Heading_20_3">
      <style:paragraph-properties fo:margin-top="0.127cm" fo:margin-bottom="0.127cm" loext:contextual-spacing="false" fo:line-height="100%" fo:text-align="end" style:justify-single-word="false" fo:padding="0cm" fo:border="none" style:shadow="none" fo:keep-with-next="always" style:join-border="false">
        <style:tab-stops/>
      </style:paragraph-properties>
      <style:text-properties style:font-name="Helvetica LT Std"/>
    </style:style>
    <style:style style:name="P13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  <style:text-properties style:font-name="Helvetica LT St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P14" style:family="paragraph" style:parent-style-name="Table_20_Contents">
      <style:paragraph-properties fo:margin-top="0cm" fo:margin-bottom="0cm" loext:contextual-spacing="false"/>
      <style:text-properties style:font-name="Helvetica LT Std" fo:font-style="italic" fo:font-weight="normal" officeooo:rsid="01041700" officeooo:paragraph-rsid="01041700" style:font-style-asian="italic" style:font-weight-asian="normal" style:font-style-complex="italic" style:font-weight-complex="normal"/>
    </style:style>
    <style:style style:name="P15" style:family="paragraph" style:parent-style-name="Table_20_Contents">
      <style:paragraph-properties fo:margin-top="0cm" fo:margin-bottom="0cm" loext:contextual-spacing="false" fo:text-align="end" style:justify-single-word="false"/>
      <style:text-properties fo:color="#666666" style:font-name="Helvetica LT Std"/>
    </style:style>
    <style:style style:name="P16" style:family="paragraph" style:parent-style-name="Table_20_Contents">
      <style:text-properties style:font-name="Helvetica LT Std"/>
    </style:style>
    <style:style style:name="P17" style:family="paragraph" style:parent-style-name="Table_20_Contents">
      <style:paragraph-properties fo:text-align="center" style:justify-single-word="false"/>
      <style:text-properties style:font-name="Helvetica LT Std" fo:font-size="14pt" fo:font-style="normal" style:font-size-asian="14pt" style:font-style-asian="normal" style:font-size-complex="14pt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Helvetica LT Std"/>
    </style:style>
    <style:style style:name="P19" style:family="paragraph" style:parent-style-name="Table_20_Contents" style:list-style-name="L1">
      <style:paragraph-properties fo:text-align="center" style:justify-single-word="false"/>
      <style:text-properties style:font-name="Helvetica LT Std"/>
    </style:style>
    <style:style style:name="P20" style:family="paragraph" style:parent-style-name="Table_20_Contents" style:list-style-name="L2">
      <style:paragraph-properties fo:text-align="center" style:justify-single-word="false"/>
      <style:text-properties style:font-name="Helvetica LT Std"/>
    </style:style>
    <style:style style:name="P21" style:family="paragraph" style:parent-style-name="Table_20_Contents">
      <style:paragraph-properties fo:text-align="end" style:justify-single-word="false"/>
      <style:text-properties style:font-name="Helvetica LT Std" fo:font-weight="normal" officeooo:rsid="01050286" officeooo:paragraph-rsid="01050286" style:font-weight-asian="normal" style:font-weight-complex="normal"/>
    </style:style>
    <style:style style:name="P22" style:family="paragraph" style:parent-style-name="Table_20_Contents">
      <style:text-properties style:font-name="Helvetica LT Std"/>
    </style:style>
    <style:style style:name="P23" style:family="paragraph" style:parent-style-name="Table_20_Contents">
      <style:paragraph-properties fo:margin-top="0.131cm" fo:margin-bottom="0.3cm" loext:contextual-spacing="false" fo:text-align="center" style:justify-single-word="false"/>
      <style:text-properties style:font-name="Helvetica LT Std" fo:font-size="14pt" fo:font-style="normal" officeooo:rsid="01050286" officeooo:paragraph-rsid="01050286" style:font-size-asian="14pt" style:font-style-asian="normal" style:font-size-complex="14pt" style:font-style-complex="normal"/>
    </style:style>
    <style:style style:name="P24" style:family="paragraph" style:parent-style-name="Table_20_Contents">
      <style:paragraph-properties fo:margin-left="0cm" fo:margin-right="0.131cm" fo:margin-top="0cm" fo:margin-bottom="0cm" loext:contextual-spacing="false" fo:text-align="end" style:justify-single-word="false" fo:text-indent="0cm" style:auto-text-indent="false"/>
      <style:text-properties fo:color="#666666" style:font-name="Helvetica LT Std" officeooo:rsid="01041700" officeooo:paragraph-rsid="01041700"/>
    </style:style>
    <style:style style:name="P25" style:family="paragraph" style:parent-style-name="Table_20_Contents">
      <style:paragraph-properties fo:margin-left="0cm" fo:margin-right="0.131cm" fo:margin-top="0cm" fo:margin-bottom="0cm" loext:contextual-spacing="false" fo:text-align="end" style:justify-single-word="false" fo:text-indent="0cm" style:auto-text-indent="false"/>
      <style:text-properties fo:color="#666666" style:font-name="Helvetica LT Std"/>
    </style:style>
    <style:style style:name="P26" style:family="paragraph" style:parent-style-name="Table_20_Contents">
      <style:paragraph-properties fo:margin-left="0cm" fo:margin-right="0.131cm" fo:margin-top="0cm" fo:margin-bottom="0.131cm" loext:contextual-spacing="false" fo:line-height="100%" fo:text-align="start" style:justify-single-word="false" fo:text-indent="0cm" style:auto-text-indent="false"/>
      <style:text-properties style:use-window-font-color="true" style:font-name="Helvetica LT Std" fo:font-style="italic" officeooo:paragraph-rsid="01041700" style:font-style-asian="italic" style:font-style-complex="italic"/>
    </style:style>
    <style:style style:name="P27" style:family="paragraph" style:parent-style-name="Table_20_Contents">
      <style:paragraph-properties fo:margin-top="0.131cm" fo:margin-bottom="0cm" loext:contextual-spacing="false"/>
      <style:text-properties style:font-name="Helvetica LT Std"/>
    </style:style>
    <style:style style:name="P28" style:family="paragraph" style:parent-style-name="Table_20_Contents">
      <style:paragraph-properties fo:margin-top="0.131cm" fo:margin-bottom="0cm" loext:contextual-spacing="false"/>
      <style:text-properties style:font-name="Helvetica LT Std" officeooo:paragraph-rsid="01041700"/>
    </style:style>
    <style:style style:name="P29" style:family="paragraph" style:parent-style-name="Table_20_Contents">
      <style:paragraph-properties fo:margin-top="0.131cm" fo:margin-bottom="0cm" loext:contextual-spacing="false" fo:text-align="center" style:justify-single-word="false"/>
      <style:text-properties style:font-name="Helvetica LT Std"/>
    </style:style>
    <style:style style:name="P30" style:family="paragraph" style:parent-style-name="Table_20_Contents">
      <style:paragraph-properties fo:margin-top="0.131cm" fo:margin-bottom="0cm" loext:contextual-spacing="false" fo:text-align="end" style:justify-single-word="false"/>
      <style:text-properties style:font-name="Helvetica LT Std"/>
    </style:style>
    <style:style style:name="P31" style:family="paragraph" style:parent-style-name="Table_20_Contents">
      <style:paragraph-properties fo:margin-top="0.131cm" fo:margin-bottom="0cm" loext:contextual-spacing="false">
        <style:tab-stops>
          <style:tab-stop style:position="7.408cm"/>
          <style:tab-stop style:position="7.805cm"/>
        </style:tab-stops>
      </style:paragraph-properties>
      <style:text-properties style:font-name="Helvetica LT Std"/>
    </style:style>
    <style:style style:name="P32" style:family="paragraph" style:parent-style-name="Table_20_Contents">
      <style:paragraph-properties fo:margin-left="0cm" fo:margin-right="0cm" fo:margin-top="0.131cm" fo:margin-bottom="0cm" loext:contextual-spacing="false" fo:text-align="start" style:justify-single-word="false" fo:text-indent="0cm" style:auto-text-indent="false"/>
      <style:text-properties style:use-window-font-color="true" style:font-name="Helvetica LT Std" fo:font-weight="normal" style:font-weight-asian="normal" style:font-weight-complex="normal"/>
    </style:style>
    <style:style style:name="P33" style:family="paragraph" style:parent-style-name="Table_20_Contents">
      <style:paragraph-properties fo:margin-left="0cm" fo:margin-right="0cm" fo:margin-top="0.101cm" fo:margin-bottom="0cm" loext:contextual-spacing="false" fo:line-height="100%" fo:text-align="start" style:justify-single-word="false" fo:text-indent="0cm" style:auto-text-indent="false" fo:background-color="transparent" style:shadow="none" text:number-lines="false" text:line-number="0">
        <style:background-image/>
      </style:paragraph-properties>
      <style:text-properties style:font-name="Helvetica LT Std" officeooo:rsid="01041700" officeooo:paragraph-rsid="01041700"/>
    </style:style>
    <style:style style:name="P34" style:family="paragraph" style:parent-style-name="Table_20_Contents">
      <style:paragraph-properties fo:margin-top="0cm" fo:margin-bottom="0.131cm" loext:contextual-spacing="false" fo:text-align="end" style:justify-single-word="false"/>
      <style:text-properties fo:color="#666666" style:font-name="Helvetica LT Std"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P35" style:family="paragraph" style:parent-style-name="Table_20_Contents">
      <style:paragraph-properties fo:margin-top="0.131cm" fo:margin-bottom="0.199cm" loext:contextual-spacing="false"/>
      <style:text-properties style:font-name="Helvetica LT Std"/>
    </style:style>
    <style:style style:name="P36" style:family="paragraph" style:parent-style-name="Table_20_Contents">
      <style:paragraph-properties fo:margin-top="0.169cm" fo:margin-bottom="0cm" loext:contextual-spacing="false" fo:line-height="0.4cm"/>
      <style:text-properties officeooo:rsid="01050286" officeooo:paragraph-rsid="0105028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050286" style:font-weight-asian="normal" style:font-weight-complex="normal"/>
    </style:style>
    <style:style style:name="T3" style:family="text">
      <style:text-properties fo:color="#000000" style:font-name="Helvetica LT Std"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50286" style:font-weight-asian="bold" style:font-weight-complex="bold"/>
    </style:style>
    <style:style style:name="T6" style:family="text">
      <style:text-properties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7" style:family="text">
      <style:text-properties style:text-underline-style="none" fo:font-weight="normal" officeooo:rsid="01050286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8" style:family="text">
      <style:text-properties fo:color="#b3b3b3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1041700" style:font-style-asian="italic" style:font-weight-asian="normal" style:font-style-complex="italic" style:font-weight-complex="normal"/>
    </style:style>
    <style:style style:name="T11" style:family="text">
      <style:text-properties officeooo:rsid="01027236"/>
    </style:style>
    <style:style style:name="T12" style:family="text">
      <style:text-properties officeooo:rsid="01041700"/>
    </style:style>
    <style:style style:name="T13" style:family="text">
      <style:text-properties officeooo:rsid="01050286"/>
    </style:style>
    <style:style style:name="T14" style:family="text">
      <style:text-properties style:font-name="Helvetica LT Std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8">Route des Landes<text:line-break/>03430 Cosne d'Allier<text:line-break/>FRANCE</text:p>
          </table:table-cell>
          <table:table-cell table:style-name="Table1.A1" table:number-columns-spanned="4" office:value-type="string">
            <text:p text:style-name="P4">Maxime MÉLOUX</text:p>
          </table:table-cell>
          <table:covered-table-cell/>
          <table:covered-table-cell/>
          <table:covered-table-cell/>
          <table:table-cell table:style-name="Table1.A1" office:value-type="string">
            <text:p text:style-name="P2"><text:span text:style-name="T3">(+33) 7 50 35 22 62 [France]<text:line-break/></text:span><text:a xlink:type="simple" xlink:href="mailto:maxime.meloux@gmail.com" text:style-name="Internet_20_link" text:visited-style-name="Visited_20_Internet_20_Link"><text:span text:style-name="T14">maxime.meloux@gmail.com</text:span></text:a><text:span text:style-name="T14"><text:line-break/>Skype : maxime.meloux</text:span></text:p>
          </table:table-cell>
        </table:table-row>
        <table:table-row>
          <table:table-cell table:style-name="Table1.A1" table:number-columns-spanned="6" office:value-type="string">
            <text:p text:style-name="P17"><text:span text:style-name="T13">Ensimag Computer-Ingenieur</text:span></text:p>
            <text:p text:style-name="P23">Mathematische Modellierung, Vision, Bildverarbeitung und Simulation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h text:style-name="P7" text:outline-level="2">+ <text:span text:style-name="T13">PERSÖNLICHE DATEN</text:span></text:h>
                </table:table-cell>
                <table:covered-table-cell/>
              </table:table-row>
              <table:table-row>
                <table:table-cell table:style-name="Table2.A1" office:value-type="string">
                  <text:h text:style-name="P11" text:outline-level="3"><text:span text:style-name="T13">Name<text:line-break/>Geburstdatum und <text:s/>-ort<text:line-break/>Familienstand<text:line-break/>Staatsangehörigkeit</text:span></text:h>
                </table:table-cell>
                <table:table-cell table:style-name="Table2.A1" office:value-type="string">
                  <text:p text:style-name="P36">Maxime Méloux<text:line-break/>01.04.1996<text:line-break/>Issoire (FRANCE)<text:line-break/>Ledig<text:line-break/>Französich</text:p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6" text:outline-level="2">+ PRAKTISCHE ERFAHRUNGEN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0" text:outline-level="3">JUN<text:span text:style-name="T13">I</text:span> ─ AUGUST 2016 (9 <text:span text:style-name="T13">Woche</text:span> + 1)</text:h>
          </table:table-cell>
          <table:table-cell table:style-name="Table1.A1" table:number-columns-spanned="5" office:value-type="string">
            <text:p text:style-name="P33"><text:span text:style-name="T5">Praktikum</text:span><text:span text:style-name="T4">:</text:span> <text:span text:style-name="T13">Erstellung und Filterung einer Datenbank, die eine Million Bilder enthält, um zu eine Gesichtserkennungalgorithmus verbessern</text:span>. <text:span text:style-name="T13">Praktikum verlängert in einen befristeten Vertrag.</text:span></text:p>
            <text:p text:style-name="P24">id3 Technologies / 5 rue de la Verrerie / 38 120 Fontanil-Cornillon (FRANC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5" text:outline-level="2">+ <text:span text:style-name="T13">AUSBILDUNG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9" text:outline-level="3">Sep 2014 ─ 201<text:span text:style-name="T12">8</text:span> (expected)</text:h>
          </table:table-cell>
          <table:table-cell table:style-name="Table1.A1" table:number-columns-spanned="2" office:value-type="string">
            <text:p text:style-name="P28"><text:span text:style-name="T4">Master of Science in Engineering :</text:span><text:span text:style-name="T1"><text:line-break/><text:line-break/>→ </text:span><text:span text:style-name="T2">Mehrere groß Schulprojekte auf</text:span><text:span text:style-name="T10"> C, C++,</text:span></text:p>
            <text:p text:style-name="P14"><text:s/>3D <text:span text:style-name="T13">Kart-Spiel</text:span>, <text:span text:style-name="T13">Grafikbibliotek auf </text:span>C, <text:span text:style-name="T13">Java-</text:span></text:p>
          </table:table-cell>
          <table:covered-table-cell/>
          <table:table-cell table:style-name="Table1.A1" table:number-columns-spanned="3" office:value-type="string">
            <text:p text:style-name="P32"><text:span text:style-name="T13">Computerwissenchaften &amp; Angewandte Mathematik</text:span></text:p>
            <text:p text:style-name="P25">Ensimag / St-Martin d'Hères (Grenoble, FRANCE)</text:p>
            <text:p text:style-name="P26"><text:span text:style-name="T12">Ada</text:span>, <text:span text:style-name="T12">Java</text:span>, Matlab...<text:span text:style-name="T12">:<text:line-break/>Compiler, vollständige Betriebssystem-kernelr...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h text:style-name="P9" text:outline-level="3">Sep 2012 ─ Jun 2014</text:h>
          </table:table-cell>
          <table:table-cell table:style-name="Table1.A1" table:number-columns-spanned="5" office:value-type="string">
            <text:p text:style-name="P27"><text:span text:style-name="T4">MP "</text:span><text:span text:style-name="T5">Classes prépas"</text:span><text:span text:style-name="T4"> </text:span><text:span text:style-name="T1">(</text:span><text:span text:style-name="T2">Mathematik</text:span><text:span text:style-name="T1">/</text:span><text:span text:style-name="T2">Physic</text:span><text:span text:style-name="T1">) </text:span><text:span text:style-name="T6">– </text:span><text:span text:style-name="T7">Computerwissenschaften O</text:span><text:span text:style-name="T6">ption</text:span></text:p>
            <text:p text:style-name="P34">Lycée Blaise Pascal / Clermont-Ferrand (FRANC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9" text:outline-level="3">Sep 2009 ─ Jun 2012<text:line-break/></text:h>
          </table:table-cell>
          <table:table-cell table:style-name="Table1.A1" table:number-columns-spanned="5" office:value-type="string">
            <text:p text:style-name="P27"><text:span text:style-name="T5">Wissenchaften</text:span><text:span text:style-name="T4"> "baccalauréat" (</text:span><text:span text:style-name="T5">Französich Abitur</text:span><text:span text:style-name="T4">)</text:span> <text:span text:style-name="T1">– Europ</text:span><text:span text:style-name="T2">äische</text:span><text:span text:style-name="T1"> </text:span><text:span text:style-name="T2">S</text:span><text:span text:style-name="T1">e</text:span><text:span text:style-name="T2">k</text:span><text:span text:style-name="T1">tion (Englis</text:span><text:span text:style-name="T2">c</text:span><text:span text:style-name="T1">h)</text:span></text:p>
            <text:p text:style-name="P15">Lycée St-Jacques de Compostelle / Le Puy-en-Velay (FRANC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5" text:outline-level="2">+ LANGUAGE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31"><text:span text:style-name="T5">Französich</text:span><text:span text:style-name="T4"> </text:span><text:span text:style-name="T1">(</text:span><text:span text:style-name="T2">Mutter Sprache</text:span><text:span text:style-name="T1">)</text:span></text:p>
            <text:p text:style-name="P35"><text:span text:style-name="T4">Englis</text:span><text:span text:style-name="T5">c</text:span><text:span text:style-name="T4">h </text:span><text:span text:style-name="T1">(C1 – C2, TOEIC 985/990, B2 i</text:span><text:span text:style-name="T2">m Jahr</text:span><text:span text:style-name="T1"> 2013)</text:span></text:p>
          </table:table-cell>
          <table:covered-table-cell/>
          <table:table-cell table:style-name="Table1.A1" table:number-columns-spanned="2" office:value-type="string">
            <text:p text:style-name="P29"><text:span text:style-name="T5">Deutsch</text:span><text:span text:style-name="T1"> (B1 – B2)</text:span></text:p>
            <text:p text:style-name="P18"><text:span text:style-name="T4">Spanis</text:span><text:span text:style-name="T5">c</text:span><text:span text:style-name="T4">h</text:span><text:span text:style-name="T1"> (</text:span><text:span text:style-name="T2">Basen</text:span><text:span text:style-name="T1">)</text:span></text:p>
          </table:table-cell>
          <table:covered-table-cell/>
          <table:table-cell table:style-name="Table1.A1" table:number-columns-spanned="2" office:value-type="string">
            <text:p text:style-name="P30"><text:span text:style-name="T4">Pol</text:span><text:span text:style-name="T5">n</text:span><text:span text:style-name="T4">is</text:span><text:span text:style-name="T5">c</text:span><text:span text:style-name="T4">h</text:span><text:span text:style-name="T1"> (</text:span><text:span text:style-name="T2">Basen</text:span><text:span text:style-name="T1">)</text:span></text:p>
            <text:p text:style-name="P21">Kyrillischer Schrift</text:p>
          </table:table-cell>
          <table:covered-table-cell/>
        </table:table-row>
        <table:table-row>
          <table:table-cell table:style-name="Table1.A1" table:number-columns-spanned="6" office:value-type="string">
            <text:h text:style-name="P5" text:outline-level="2">+ CORE STUDIES (PARTIAL LIST)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9" text:outline-level="3">Applied Mathematics<text:line-break/></text:h>
            <text:h text:style-name="P9" text:outline-level="3">Computer Science<text:line-break/><text:line-break/>Other</text:h>
          </table:table-cell>
          <table:table-cell table:style-name="Table1.A1" table:number-columns-spanned="5" office:value-type="string">
            <text:list xml:id="list830891473568022810" text:style-name="L1">
              <text:list-header>
                <text:p text:style-name="P19">Numerical optimization · Operations Research &amp; Combinatorial Optimization · Numerical data management · Probabilistic models for learning · Computer aided geometric design · 3D Graphics</text:p>
                <text:p text:style-name="P19">Compilation · Algorithms &amp; Discrete Optimization · Hardware Architecture · Databases · Object-Oriented Programming · Software Engineering · Networks &amp; Telecommunications</text:p>
              </text:list-header>
            </text:list>
            <text:list xml:id="list3455519361695429788" text:style-name="L2">
              <text:list-header>
                <text:p text:style-name="P20">General Economics · Business Management · Project Management · Strategy &amp; Marketing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5" text:outline-level="2">+ TECHNICAL SKILL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9" text:outline-level="3">Programming &amp; Web languages</text:h>
          </table:table-cell>
          <table:table-cell table:style-name="Table1.A1" table:number-columns-spanned="5" office:value-type="string">
            <text:p text:style-name="P16"><text:span text:style-name="T4">C/C++, Java, Bash, OpenGL, Ada, Scilab/Matlab, Latex, Caml,</text:span><text:span text:style-name="T1"><text:line-break/></text:span><text:span text:style-name="T4">HTML5/CSS3, javaScript, jQuery, MongoDB, node.js</text:span><text:span text:style-name="T1"> − basics in PHP<text:line-break/></text:span><text:span text:style-name="T4">x86/MIPS assembly, VHDL, ActionScript</text:span><text:span text:style-name="T1"> − basics in Pytho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9" text:outline-level="3">Operating systems</text:h>
          </table:table-cell>
          <table:table-cell table:style-name="Table1.A1" table:number-columns-spanned="5" office:value-type="string">
            <text:p text:style-name="P16">Linux (Fedora, CentOS, Ubuntu), Windows 95 <text:span text:style-name="T1">−</text:span> 10, Androi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2" text:outline-level="3"><text:span text:style-name="T8">Software</text:span> &amp; libraries</text:h>
          </table:table-cell>
          <table:table-cell table:style-name="Table1.A1" table:number-columns-spanned="5" office:value-type="string">
            <text:h text:style-name="P22" text:outline-level="4">Git, Code::Blocks, Eclipse, NetBeans, Vim, Notepad++, Libre/Open/Microsoft Office<text:line-break/>GNU make, Maven, <text:s/>R, Maple, Inkscape, GIMP, Blender, SolidWorks, Qt, GNU MP, SDL, SFML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7" text:outline-level="2">+ HOBBIES AND OTHER SKILL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13" text:outline-level="4">Travelling to foreign countries (Europe : 2<text:span text:style-name="T11">1</text:span> countries visited). Also interested in many foreign languages.</text:h>
            <text:h text:style-name="P13" text:outline-level="4">Miscellaneous personal programming projects in C/C++, ActionScript, JavaScript/HTML 5/CSS 3, and node.js</text:h>
            <text:h text:style-name="P13" text:outline-level="4">Computer security awareness (exploits and defense), both from self-education and ethical hacking conferences and challenges (GreHack, root-me.org, newbiecontest.org...)</text:h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Helvetica LT Std" svg:font-family="'Helvetica LT Std'" style:font-pitch="variable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left="-3.701cm" fo:margin-right="-4.8cm" fo:margin-top="0cm" fo:margin-bottom="0.203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fo:keep-with-next="always" style:join-border="true">
        <style:background-image/>
      </style:paragraph-properties>
      <style:text-properties style:font-name="DejaVu Sans1" fo:font-family="'DejaVu Sans'" style:font-style-name="Bold" style:font-family-generic="swiss" style:font-pitch="variable" fo:font-size="15pt" fo:font-weight="bold" style:font-name-asian="Microsoft YaHei" style:font-family-asian="'Microsoft YaHei'" style:font-family-generic-asian="system" style:font-pitch-asian="variable" style:font-size-asian="15pt" style:font-name-complex="Mangal" style:font-family-complex="Mangal" style:font-family-generic-complex="system" style:font-pitch-complex="variable" style:font-size-complex="15pt"/>
    </style:style>
    <style:style style:name="Text_20_body" style:display-name="Text body" style:family="paragraph" style:parent-style-name="Standard" style:auto-update="true" style:class="text">
      <style:paragraph-properties fo:margin-top="0cm" fo:margin-bottom="0.349cm" loext:contextual-spacing="false" fo:line-height="100%" fo:text-align="center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203cm" fo:margin-right="0.203cm" fo:margin-top="0cm" fo:margin-bottom="0.203cm" loext:contextual-spacing="false" fo:text-align="start" style:justify-single-word="false" fo:text-indent="0cm" style:auto-text-indent="false" style:page-number="auto" fo:background-color="transparent" fo:padding="0cm" fo:border="none" style:shadow="none" style:join-border="false">
        <style:background-image/>
      </style:paragraph-properties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127cm" fo:margin-right="0.127cm" fo:margin-top="0.127cm" fo:margin-bottom="0.127cm" loext:contextual-spacing="false" fo:text-align="start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style:join-border="false">
        <style:tab-stops/>
        <style:background-image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131cm" fo:margin-right="0.131cm" fo:margin-top="0.127cm" fo:margin-bottom="0.127cm" loext:contextual-spacing="false" fo:text-align="end" style:justify-single-word="false" fo:text-indent="0cm" style:auto-text-indent="false" fo:background-color="transparent" fo:padding="0cm" fo:border="none" style:shadow="none" style:join-border="false">
        <style:tab-stops/>
        <style:background-image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fo:margin-left="0.3cm" fo:margin-right="0.101cm" fo:margin-top="0.131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fo:keep-with-next="always" style:join-border="false">
        <style:tab-stops>
          <style:tab-stop style:position="0.37cm"/>
        </style:tab-stops>
        <style:background-image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background-color="transparent" fo:padding="0cm" fo:border="none" style:shadow="none" style:join-border="false">
        <style:background-image/>
      </style:paragraph-properties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loext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.101cm" fo:margin-bottom="0cm" loext:contextual-spacing="false" fo:line-height="100%" fo:text-align="start" style:justify-single-word="false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size="9pt" style:letter-kerning="false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default-outline-level="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1.191cm" svg:y="0.019cm"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/>
        <style:text-properties fo:font-family="OpenSymbol"/>
      </text:list-level-style-bullet>
      <text:list-level-style-bullet text:level="2" text:style-name="Numbering_20_Symbols" text:bullet-char="•">
        <style:list-level-properties/>
        <style:text-properties fo:font-family="OpenSymbol"/>
      </text:list-level-style-bullet>
      <text:list-level-style-bullet text:level="3" text:style-name="Numbering_20_Symbols" text:bullet-char="•">
        <style:list-level-properties/>
        <style:text-properties fo:font-family="OpenSymbol"/>
      </text:list-level-style-bullet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fo:font-family="OpenSymbol"/>
      </text:list-level-style-bullet>
      <text:list-level-style-bullet text:level="2" text:style-name="Numbering_20_Symbols" text:bullet-char="□">
        <style:list-level-properties/>
        <style:text-properties fo:font-family="OpenSymbol"/>
      </text:list-level-style-bullet>
      <text:list-level-style-bullet text:level="3" text:style-name="Numbering_20_Symbols" text:bullet-char="☑">
        <style:list-level-properties/>
        <style:text-properties fo:font-family="OpenSymbol"/>
      </text:list-level-style-bullet>
      <text:list-level-style-bullet text:level="4" text:style-name="Numbering_20_Symbols" text:bullet-char="□">
        <style:list-level-properties/>
        <style:text-properties fo:font-family="OpenSymbol"/>
      </text:list-level-style-bullet>
      <text:list-level-style-bullet text:level="5" text:style-name="Numbering_20_Symbols" text:bullet-char="☑">
        <style:list-level-properties/>
        <style:text-properties fo:font-family="OpenSymbol"/>
      </text:list-level-style-bullet>
      <text:list-level-style-bullet text:level="6" text:style-name="Numbering_20_Symbols" text:bullet-char="□">
        <style:list-level-properties/>
        <style:text-properties fo:font-family="OpenSymbol"/>
      </text:list-level-style-bullet>
      <text:list-level-style-bullet text:level="7" text:style-name="Numbering_20_Symbols" text:bullet-char="☑">
        <style:list-level-properties/>
        <style:text-properties fo:font-family="OpenSymbol"/>
      </text:list-level-style-bullet>
      <text:list-level-style-bullet text:level="8" text:style-name="Numbering_20_Symbols" text:bullet-char="□">
        <style:list-level-properties/>
        <style:text-properties fo:font-family="OpenSymbol"/>
      </text:list-level-style-bullet>
      <text:list-level-style-bullet text:level="9" text:style-name="Numbering_20_Symbols" text:bullet-char="☑">
        <style:list-level-properties/>
        <style:text-properties fo:font-family="OpenSymbol"/>
      </text:list-level-style-bullet>
      <text:list-level-style-bullet text:level="10" text:style-name="Numbering_20_Symbols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fo:font-family="OpenSymbol"/>
      </text:list-level-style-bullet>
      <text:list-level-style-bullet text:level="2" text:style-name="Numbering_20_Symbols" text:bullet-char="">
        <style:list-level-properties/>
        <style:text-properties fo:font-family="OpenSymbol"/>
      </text:list-level-style-bullet>
      <text:list-level-style-bullet text:level="3" text:style-name="Numbering_20_Symbols" text:bullet-char="">
        <style:list-level-properties/>
        <style:text-properties fo:font-family="OpenSymbol"/>
      </text:list-level-style-bullet>
      <text:list-level-style-bullet text:level="4" text:style-name="Numbering_20_Symbols" text:bullet-char="">
        <style:list-level-properties/>
        <style:text-properties fo:font-family="OpenSymbol"/>
      </text:list-level-style-bullet>
      <text:list-level-style-bullet text:level="5" text:style-name="Numbering_20_Symbols" text:bullet-char="">
        <style:list-level-properties/>
        <style:text-properties fo:font-family="OpenSymbol"/>
      </text:list-level-style-bullet>
      <text:list-level-style-bullet text:level="6" text:style-name="Numbering_20_Symbols" text:bullet-char="">
        <style:list-level-properties/>
        <style:text-properties fo:font-family="OpenSymbol"/>
      </text:list-level-style-bullet>
      <text:list-level-style-bullet text:level="7" text:style-name="Numbering_20_Symbols" text:bullet-char="">
        <style:list-level-properties/>
        <style:text-properties fo:font-family="OpenSymbol"/>
      </text:list-level-style-bullet>
      <text:list-level-style-bullet text:level="8" text:style-name="Numbering_20_Symbols" text:bullet-char="">
        <style:list-level-properties/>
        <style:text-properties fo:font-family="OpenSymbol"/>
      </text:list-level-style-bullet>
      <text:list-level-style-bullet text:level="9" text:style-name="Numbering_20_Symbols" text:bullet-char="">
        <style:list-level-properties/>
        <style:text-properties fo:font-family="OpenSymbol"/>
      </text:list-level-style-bullet>
      <text:list-level-style-bullet text:level="10" text:style-name="Numbering_20_Symbols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fo:font-family="OpenSymbol"/>
      </text:list-level-style-bullet>
      <text:list-level-style-bullet text:level="2" text:style-name="Numbering_20_Symbols" text:bullet-char="✗">
        <style:list-level-properties/>
        <style:text-properties fo:font-family="OpenSymbol"/>
      </text:list-level-style-bullet>
      <text:list-level-style-bullet text:level="3" text:style-name="Numbering_20_Symbols" text:bullet-char="✗">
        <style:list-level-properties/>
        <style:text-properties fo:font-family="OpenSymbol"/>
      </text:list-level-style-bullet>
      <text:list-level-style-bullet text:level="4" text:style-name="Numbering_20_Symbols" text:bullet-char="✗">
        <style:list-level-properties/>
        <style:text-properties fo:font-family="OpenSymbol"/>
      </text:list-level-style-bullet>
      <text:list-level-style-bullet text:level="5" text:style-name="Numbering_20_Symbols" text:bullet-char="✗">
        <style:list-level-properties/>
        <style:text-properties fo:font-family="OpenSymbol"/>
      </text:list-level-style-bullet>
      <text:list-level-style-bullet text:level="6" text:style-name="Numbering_20_Symbols" text:bullet-char="✗">
        <style:list-level-properties/>
        <style:text-properties fo:font-family="OpenSymbol"/>
      </text:list-level-style-bullet>
      <text:list-level-style-bullet text:level="7" text:style-name="Numbering_20_Symbols" text:bullet-char="✗">
        <style:list-level-properties/>
        <style:text-properties fo:font-family="OpenSymbol"/>
      </text:list-level-style-bullet>
      <text:list-level-style-bullet text:level="8" text:style-name="Numbering_20_Symbols" text:bullet-char="✗">
        <style:list-level-properties/>
        <style:text-properties fo:font-family="OpenSymbol"/>
      </text:list-level-style-bullet>
      <text:list-level-style-bullet text:level="9" text:style-name="Numbering_20_Symbols" text:bullet-char="✗">
        <style:list-level-properties/>
        <style:text-properties fo:font-family="OpenSymbol"/>
      </text:list-level-style-bullet>
      <text:list-level-style-bullet text:level="10" text:style-name="Numbering_20_Symbols" text:bullet-char="✗">
        <style:list-level-properties/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esume - Maxime Méloux – Page <text:page-number text:select-page="current">1</text:page-number> of <text:page-count>1</text:page-count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9:14:04.197309694</meta:creation-date>
    <meta:editing-duration>PT5H33M38S</meta:editing-duration>
    <meta:editing-cycles>159</meta:editing-cycles>
    <meta:generator>LibreOffice/4.3.7.2$Linux_X86_64 LibreOffice_project/430$Build-2</meta:generator>
    <dc:title>Normal</dc:title>
    <meta:initial-creator>Maxime Méloux</meta:initial-creator>
    <dc:date>2016-10-04T08:12:50.226300076</dc:date>
    <dc:creator>Maxime Meloux</dc:creator>
    <meta:printed-by>Maxime Méloux</meta:printed-by>
    <meta:print-date>2016-02-01T17:18:22.065792660</meta:print-date>
    <meta:document-statistic meta:table-count="2" meta:image-count="0" meta:object-count="0" meta:page-count="1" meta:paragraph-count="50" meta:word-count="389" meta:character-count="2894" meta:non-whitespace-character-count="2546"/>
  </office:meta>
</office:document-meta>
</file>